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Acronyms.B1" style:family="table-cell">
      <style:table-cell-properties fo:padding="0.097cm" fo:border="0.05pt solid #000000"/>
    </style:style>
    <style:style style:name="Acronyms.A2" style:family="table-cell">
      <style:table-cell-properties fo:background-color="transparent" fo:padding="0.097cm" fo:border-left="0.05pt solid #000000" fo:border-right="none" fo:border-top="none" fo:border-bottom="0.05pt solid #000000">
        <style:background-image/>
      </style:table-cell-properties>
    </style:style>
    <style:style style:name="Acronyms.B2" style:family="table-cell">
      <style:table-cell-properties fo:padding="0.097cm" fo:border-left="0.05pt solid #000000" fo:border-right="0.05pt solid #000000" fo:border-top="none" fo:border-bottom="0.05pt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330*"/>
    </style:style>
    <style:style style:name="Table3.B" style:family="table-column">
      <style:table-column-properties style:column-width="10.673cm" style:rel-column-width="6051*"/>
    </style:style>
    <style:style style:name="Table3.A1" style:family="table-cell">
      <style:table-cell-properties style:vertical-align="top"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Taulukko1" style:family="table">
      <style:table-properties style:width="14.64cm" table:align="margins"/>
    </style:style>
    <style:style style:name="Taulukko1.A" style:family="table-column">
      <style:table-column-properties style:column-width="2.928cm" style:rel-column-width="1660*"/>
    </style:style>
    <style:style style:name="Taulukko1.A1" style:family="table-cell">
      <style:table-cell-properties fo:padding="0.097cm" fo:border-left="0.05pt solid #000000" fo:border-right="none" fo:border-top="0.05pt solid #000000" fo:border-bottom="0.05pt solid #000000"/>
    </style:style>
    <style:style style:name="Taulukko1.E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Heading">
      <style:text-properties fo:language="fi" fo:country="FI"/>
    </style:style>
    <style:style style:name="P7" style:family="paragraph" style:parent-style-name="Table">
      <style:paragraph-properties fo:keep-with-next="always"/>
      <style:text-properties fo:language="fi" fo:country="FI"/>
    </style:style>
    <style:style style:name="P8" style:family="paragraph" style:parent-style-name="Table">
      <style:paragraph-properties fo:margin-top="0cm" fo:margin-bottom="0cm" fo:line-height="150%" fo:text-align="justify" style:justify-single-word="false" fo:orphans="2" fo:widows="2" fo:padding="0.049cm" fo:border-left="none" fo:border-right="none" fo:border-top="none" fo:border-bottom="0.06pt solid #000000" fo:keep-with-next="always" text:number-lines="false" text:line-number="0" style:text-autospace="none"/>
      <style:text-properties fo:language="fi" fo:country="FI"/>
    </style:style>
    <style:style style:name="P9" style:family="paragraph" style:parent-style-name="Frame_20_contents">
      <style:paragraph-properties fo:line-height="100%" fo:text-align="center" style:justify-single-word="false"/>
      <style:text-properties fo:font-size="6pt" fo:language="fi" fo:country="FI"/>
    </style:style>
    <style:style style:name="P10" style:family="paragraph" style:parent-style-name="Frame_20_contents">
      <style:paragraph-properties fo:line-height="100%" fo:text-align="center" style:justify-single-word="false"/>
      <style:text-properties fo:font-size="44pt" fo:language="fi" fo:country="FI"/>
    </style:style>
    <style:style style:name="P11" style:family="paragraph" style:parent-style-name="Frame_20_contents">
      <style:paragraph-properties fo:line-height="100%" fo:text-align="center" style:justify-single-word="false"/>
      <style:text-properties fo:font-size="20pt" fo:language="fi" fo:country="FI"/>
    </style:style>
    <style:style style:name="P12" style:family="paragraph" style:parent-style-name="Frame_20_contents">
      <style:paragraph-properties>
        <style:tab-stops>
          <style:tab-stop style:position="1.508cm"/>
        </style:tab-stops>
      </style:paragraph-properties>
      <style:text-properties fo:language="fi" fo:country="FI"/>
    </style:style>
    <style:style style:name="P13" style:family="paragraph" style:parent-style-name="Addressee">
      <style:paragraph-properties fo:margin-left="0cm" fo:margin-right="0cm" fo:text-indent="0cm" style:auto-text-indent="false"/>
      <style:text-properties fo:font-size="10pt" fo:language="fi" fo:country="FI" style:font-size-asian="10pt"/>
    </style:style>
    <style:style style:name="P14" style:family="paragraph" style:parent-style-name="Addressee">
      <style:text-properties fo:language="fi" fo:country="FI"/>
    </style:style>
    <style:style style:name="P15" style:family="paragraph" style:parent-style-name="Contents_20_2">
      <style:paragraph-properties>
        <style:tab-stops>
          <style:tab-stop style:position="0.801cm"/>
          <style:tab-stop style:position="14.215cm" style:type="right" style:leader-style="dotted" style:leader-text="."/>
        </style:tab-stops>
      </style:paragraph-properties>
      <style:text-properties fo:language="fi" fo:country="FI"/>
    </style:style>
    <style:style style:name="P16" style:family="paragraph" style:parent-style-name="Contents_20_3">
      <style:paragraph-properties>
        <style:tab-stops>
          <style:tab-stop style:position="1cm"/>
          <style:tab-stop style:position="13.792cm" style:type="right" style:leader-style="dotted" style:leader-text="."/>
        </style:tab-stops>
      </style:paragraph-properties>
      <style:text-properties fo:language="fi" fo:country="FI"/>
    </style:style>
    <style:style style:name="P17" style:family="paragraph" style:parent-style-name="Heading_20__28_unnumbered_29_">
      <style:text-properties fo:language="fi" fo:country="FI"/>
    </style:style>
    <style:style style:name="P18" style:family="paragraph" style:parent-style-name="Separating_20_header">
      <style:text-properties fo:language="fi" fo:country="FI"/>
    </style:style>
    <style:style style:name="P19" style:family="paragraph" style:parent-style-name="Table_20_footer">
      <style:text-properties fo:language="fi" fo:country="FI"/>
    </style:style>
    <style:style style:name="P20"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1" style:family="paragraph" style:parent-style-name="Text_20_body">
      <style:text-properties fo:language="fi" fo:country="FI"/>
    </style:style>
    <style:style style:name="P22" style:family="paragraph" style:parent-style-name="Text_20_body">
      <style:text-properties fo:language="fi" fo:country="FI" fo:font-style="normal" fo:font-weight="normal"/>
    </style:style>
    <style:style style:name="P23" style:family="paragraph" style:parent-style-name="Text_20_body">
      <style:text-properties fo:language="fi" fo:country="FI" fo:background-color="#ffff00"/>
    </style:style>
    <style:style style:name="P24" style:family="paragraph" style:parent-style-name="Text_20_body">
      <style:text-properties fo:language="fi" fo:country="FI" fo:background-color="transparent"/>
    </style:style>
    <style:style style:name="P25" style:family="paragraph" style:parent-style-name="Text_20_body">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26" style:family="paragraph" style:parent-style-name="Text_20_body">
      <style:paragraph-properties fo:margin-left="4.001cm" fo:margin-right="0cm" fo:text-align="start" style:justify-single-word="false" fo:text-indent="-2.39cm" style:auto-text-indent="false"/>
      <style:text-properties fo:language="fi" fo:country="FI"/>
    </style:style>
    <style:style style:name="P27"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28" style:family="paragraph" style:parent-style-name="Text_20_body">
      <style:paragraph-properties fo:margin-left="1.61cm" fo:margin-right="0cm" fo:text-indent="0cm" style:auto-text-indent="false"/>
      <style:text-properties fo:language="fi" fo:country="FI"/>
    </style:style>
    <style:style style:name="P29" style:family="paragraph" style:parent-style-name="Text_20_body_20_indent">
      <style:text-properties fo:language="fi" fo:country="FI"/>
    </style:style>
    <style:style style:name="P30" style:family="paragraph" style:parent-style-name="Contents_20_1">
      <style:paragraph-properties>
        <style:tab-stops>
          <style:tab-stop style:position="0.801cm"/>
          <style:tab-stop style:position="14.64cm" style:type="right" style:leader-style="dotted" style:leader-text="."/>
        </style:tab-stops>
      </style:paragraph-properties>
      <style:text-properties fo:language="fi" fo:country="FI"/>
    </style:style>
    <style:style style:name="P31" style:family="paragraph" style:parent-style-name="Table_20_Contents">
      <style:text-properties fo:language="fi" fo:country="FI"/>
    </style:style>
    <style:style style:name="P32" style:family="paragraph" style:parent-style-name="Table_20_Contents">
      <style:paragraph-properties fo:text-align="start" style:justify-single-word="false"/>
      <style:text-properties fo:language="fi" fo:country="FI"/>
    </style:style>
    <style:style style:name="P33" style:family="paragraph" style:parent-style-name="Table_20_Contents">
      <style:text-properties fo:language="fi" fo:country="FI"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36" style:family="paragraph" style:parent-style-name="Heading_20_1">
      <style:text-properties fo:language="fi" fo:country="FI"/>
    </style:style>
    <style:style style:name="P37" style:family="paragraph" style:parent-style-name="Heading_20_1" style:master-page-name="Standard">
      <style:paragraph-properties style:page-number="auto"/>
      <style:text-properties fo:language="fi" fo:country="FI"/>
    </style:style>
    <style:style style:name="P38" style:family="paragraph" style:parent-style-name="Heading_20_2">
      <style:text-properties fo:language="fi" fo:country="FI"/>
    </style:style>
    <style:style style:name="P39" style:family="paragraph" style:parent-style-name="Text_20_body">
      <style:text-properties fo:language="fi" fo:country="FI"/>
    </style:style>
    <style:style style:name="P40" style:family="paragraph" style:parent-style-name="Text_20_body">
      <style:text-properties fo:language="fi" fo:country="FI" fo:background-color="#ffff00"/>
    </style:style>
    <style:style style:name="P41" style:family="paragraph" style:parent-style-name="Text_20_body" style:list-style-name="L7">
      <style:text-properties fo:language="fi" fo:country="FI" fo:background-color="#ffff00"/>
    </style:style>
    <style:style style:name="P42" style:family="paragraph" style:parent-style-name="Text_20_body" style:list-style-name="L8">
      <style:text-properties fo:language="fi" fo:country="FI" fo:background-color="#ffff00"/>
    </style:style>
    <style:style style:name="P43" style:family="paragraph" style:parent-style-name="Text_20_body" style:list-style-name="L1">
      <style:text-properties fo:language="fi" fo:country="FI" fo:font-weight="bold"/>
    </style:style>
    <style:style style:name="P44" style:family="paragraph" style:parent-style-name="Text_20_body" style:list-style-name="L1">
      <style:text-properties fo:language="fi" fo:country="FI" fo:font-style="italic" fo:font-weight="normal"/>
    </style:style>
    <style:style style:name="P45" style:family="paragraph" style:parent-style-name="Text_20_body" style:list-style-name="L1">
      <style:text-properties fo:language="fi" fo:country="FI" fo:font-style="normal" fo:font-weight="normal"/>
    </style:style>
    <style:style style:name="P46" style:family="paragraph" style:parent-style-name="Text_20_body" style:list-style-name="L2">
      <style:text-properties fo:language="fi" fo:country="FI"/>
    </style:style>
    <style:style style:name="P47" style:family="paragraph" style:parent-style-name="Text_20_body" style:list-style-name="L9">
      <style:text-properties fo:language="fi" fo:country="FI"/>
    </style:style>
    <style:style style:name="P48" style:family="paragraph" style:parent-style-name="Text_20_body" style:list-style-name="L10">
      <style:text-properties fo:language="fi" fo:country="FI"/>
    </style:style>
    <style:style style:name="P49" style:family="paragraph" style:parent-style-name="Text_20_body" style:list-style-name="L11">
      <style:text-properties fo:language="fi" fo:country="FI"/>
    </style:style>
    <style:style style:name="P50" style:family="paragraph" style:parent-style-name="Text_20_body" style:list-style-name="L7">
      <style:paragraph-properties fo:text-align="justify" style:justify-single-word="false" fo:orphans="2" fo:widows="2" style:text-autospace="none"/>
      <style:text-properties style:use-window-font-color="true" style:font-name="Times New Roman" fo:language="fi" fo:country="FI" fo:background-color="#ffff00" style:font-name-asian="Times New Roman" style:font-size-asian="12pt"/>
    </style:style>
    <style:style style:name="P51"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52" style:family="paragraph" style:parent-style-name="Text_20_body" style:list-style-name="L11">
      <style:paragraph-properties fo:text-align="justify" style:justify-single-word="false" fo:orphans="2" fo:widows="2" style:text-autospace="none"/>
      <style:text-properties style:use-window-font-color="true" fo:language="fi" fo:country="FI" style:font-name-asian="Times New Roman" style:font-size-asian="12pt"/>
    </style:style>
    <style:style style:name="P53" style:family="paragraph" style:parent-style-name="Text_20_body" style:list-style-name="L11">
      <style:text-properties style:font-name="Times New Roman1" fo:font-size="10pt" fo:language="fi" fo:country="FI" style:font-name-asian="Times New Roman1" style:font-size-asian="10pt" style:font-name-complex="Times New Roman1" style:font-size-complex="10pt"/>
    </style:style>
    <style:style style:name="P54" style:family="paragraph" style:parent-style-name="Text_20_body">
      <style:text-properties fo:color="#000000" fo:language="fi" fo:country="FI" fo:background-color="#ffff00"/>
    </style:style>
    <style:style style:name="P55" style:family="paragraph" style:parent-style-name="Text_20_body" style:list-style-name="L12">
      <style:text-properties fo:color="#000000" fo:language="fi" fo:country="FI" fo:background-color="#ffff00"/>
    </style:style>
    <style:style style:name="P56" style:family="paragraph" style:parent-style-name="Text_20_body" style:list-style-name="L13">
      <style:text-properties fo:color="#000000" fo:language="fi" fo:country="FI" fo:background-color="#ffff00"/>
    </style:style>
    <style:style style:name="P57" style:family="paragraph" style:parent-style-name="Text_20_body" style:list-style-name="L14">
      <style:text-properties fo:color="#000000" fo:language="fi" fo:country="FI" fo:background-color="#ffff00"/>
    </style:style>
    <style:style style:name="P58" style:family="paragraph" style:parent-style-name="Text_20_body" style:list-style-name="L15">
      <style:text-properties fo:color="#000000" fo:language="fi" fo:country="FI" fo:background-color="#ffff00"/>
    </style:style>
    <style:style style:name="P59" style:family="paragraph" style:parent-style-name="Text_20_body" style:list-style-name="L16">
      <style:text-properties fo:color="#000000" fo:language="fi" fo:country="FI" fo:background-color="#ffff00"/>
    </style:style>
    <style:style style:name="P60" style:family="paragraph" style:parent-style-name="Text_20_body" style:list-style-name="L17">
      <style:text-properties fo:color="#000000" fo:language="fi" fo:country="FI" fo:background-color="#ffff00"/>
    </style:style>
    <style:style style:name="P61" style:family="paragraph" style:parent-style-name="Text_20_body" style:list-style-name="L18">
      <style:text-properties fo:color="#000000" fo:language="fi" fo:country="FI" fo:background-color="#ffff00"/>
    </style:style>
    <style:style style:name="P62" style:family="paragraph" style:parent-style-name="Text_20_body" style:list-style-name="L19">
      <style:text-properties fo:color="#000000" fo:language="fi" fo:country="FI" fo:background-color="#ffff00"/>
    </style:style>
    <style:style style:name="P63" style:family="paragraph" style:parent-style-name="Text_20_body" style:list-style-name="L20">
      <style:text-properties fo:color="#000000" fo:language="fi" fo:country="FI" fo:background-color="#ffff00"/>
    </style:style>
    <style:style style:name="P64" style:family="paragraph" style:parent-style-name="Text_20_body" style:list-style-name="L21">
      <style:text-properties fo:color="#000000" fo:language="fi" fo:country="FI" fo:background-color="#ffff00"/>
    </style:style>
    <style:style style:name="P65" style:family="paragraph" style:parent-style-name="Text_20_body" style:list-style-name="L3">
      <style:paragraph-properties fo:margin-left="2.3cm" fo:margin-right="0cm" fo:text-indent="0cm" style:auto-text-indent="false"/>
      <style:text-properties fo:language="fi" fo:country="FI"/>
    </style:style>
    <style:style style:name="P66" style:family="paragraph" style:parent-style-name="Text_20_body" style:list-style-name="L4">
      <style:paragraph-properties fo:margin-left="2.3cm" fo:margin-right="0cm" fo:text-indent="0cm" style:auto-text-indent="false"/>
      <style:text-properties fo:language="fi" fo:country="FI"/>
    </style:style>
    <style:style style:name="P67" style:family="paragraph" style:parent-style-name="Text_20_body" style:list-style-name="L5">
      <style:paragraph-properties fo:margin-left="2.3cm" fo:margin-right="0cm" fo:text-indent="0cm" style:auto-text-indent="false"/>
      <style:text-properties fo:language="fi" fo:country="FI"/>
    </style:style>
    <style:style style:name="P68" style:family="paragraph" style:parent-style-name="Text_20_body" style:list-style-name="L6">
      <style:paragraph-properties fo:margin-left="2.3cm" fo:margin-right="0cm" fo:text-indent="0cm" style:auto-text-indent="false"/>
      <style:text-properties fo:language="fi" fo:country="FI"/>
    </style:style>
    <style:style style:name="P69" style:family="paragraph" style:parent-style-name="Text_20_body" style:list-style-name="L4">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70" style:family="paragraph" style:parent-style-name="Text_20_body">
      <style:paragraph-properties fo:margin-left="0cm" fo:margin-right="0cm" fo:text-align="justify" style:justify-single-word="false" fo:orphans="2" fo:widows="2" fo:text-indent="0cm" style:auto-text-indent="false" style:text-autospace="none"/>
      <style:text-properties style:use-window-font-color="true" style:font-name="Times New Roman" fo:language="fi" fo:country="FI" fo:background-color="#ffff00" style:font-name-asian="Times New Roman" style:font-size-asian="12pt"/>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bold"/>
    </style:style>
    <style:style style:name="T7" style:family="text">
      <style:text-properties fo:background-color="#ffff00"/>
    </style:style>
    <style:style style:name="T8" style:family="text">
      <style:text-properties fo:language="fi" fo:country="FI"/>
    </style:style>
    <style:style style:name="T9" style:family="text">
      <style:text-properties fo:background-color="transparent"/>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1"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9"/>
          <text:p text:style-name="P10"><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an työkalu</text:user-field-get></text:p>
          <text:p text:style-name="P11"/>
          <text:p text:style-name="P11"><text:user-field-get text:name="typeDocument">Projektisuunnitelma</text:user-field-get></text:p>
        </draw:text-box>
      </draw:frame>
      <text:p text:style-name="P35"><draw:frame draw:style-name="fr2" draw:name="Frame4" text:anchor-type="as-char" svg:width="8.931cm" draw:z-index="2"><draw:text-box fo:min-height="1.931cm"><text:p text:style-name="P14">Tampereen teknillinen yliopisto<text:line-break/>Tietotekniikan laitos<text:line-break/>TIE-13100 Tietotekniikan projektityö</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2" text:anchor-type="char" svg:width="7.345cm" draw:z-index="0"><draw:text-box fo:min-height="2.771cm"><text:p text:style-name="P12">211419<text:tab/>Taina Peltonen<text:line-break/>211594<text:span text:style-name="T3"><text:tab/>Jussi Tuurinkoski</text:span><text:line-break/>205437<text:tab/>Oskari Ruutiainen<text:line-break/>211479<text:tab/>Niko Junkala</text:p><text:p text:style-name="P12">218197<text:tab/>Juho Teperi</text:p><text:p text:style-name="P12">205870<text:tab/>Masi Kajander</text:p></draw:text-box></draw:frame></text:p>
      <text:p text:style-name="P17">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Versio:</text:p>
            </table:table-cell>
            <table:table-cell table:style-name="Table2.A1" office:value-type="string">
              <text:p text:style-name="P6">Päiväys:</text:p>
            </table:table-cell>
            <table:table-cell table:style-name="Table2.A1" office:value-type="string">
              <text:p text:style-name="P6">Tekijä:</text:p>
            </table:table-cell>
            <table:table-cell table:style-name="Table2.A1" office:value-type="string">
              <text:p text:style-name="P6">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
          </table:table-cell>
          <table:table-cell table:style-name="Table2.B3" office:value-type="string">
            <text:p text:style-name="P4"/>
          </table:table-cell>
          <table:table-cell table:style-name="Table2.A1" office:value-type="string">
            <text:p text:style-name="P3"/>
          </table:table-cell>
          <table:table-cell table:style-name="Table2.D3" office:value-type="string">
            <text:p text:style-name="P3"/>
          </table:table-cell>
        </table:table-row>
        <table:table-row>
          <table:table-cell table:style-name="Table2.A1" office:value-type="string">
            <text:p text:style-name="P4"/>
          </table:table-cell>
          <table:table-cell table:style-name="Table2.B3" office:value-type="string">
            <text:p text:style-name="P4"/>
          </table:table-cell>
          <table:table-cell table:style-name="Table2.C4"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17">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30">1.<text:tab/>Introduction<text:tab/>5</text:p>
          <text:p text:style-name="P15">1.1<text:tab/>Purpose and Scope<text:tab/>5</text:p>
          <text:p text:style-name="P15">1.2<text:tab/>Product and Environment<text:tab/>5</text:p>
          <text:p text:style-name="P15">1.3<text:tab/>Definitions, Acronyms and Abbreviations<text:tab/>5</text:p>
          <text:p text:style-name="P15">1.4<text:tab/>Restrictions<text:tab/>5</text:p>
          <text:p text:style-name="P15">1.5<text:tab/>References<text:tab/>5</text:p>
          <text:p text:style-name="P30">2.<text:tab/>Project organiSation<text:tab/>6</text:p>
          <text:p text:style-name="P15">2.1<text:tab/>Group members<text:tab/>6</text:p>
          <text:p text:style-name="P15">2.2<text:tab/>Client<text:tab/>6</text:p>
          <text:p text:style-name="P15">2.3<text:tab/>Related Organisations<text:tab/>6</text:p>
          <text:p text:style-name="P30">3.<text:tab/>Project goals and ending/termination<text:tab/>7</text:p>
          <text:p text:style-name="P15">3.1<text:tab/>Goals of the Project Group<text:tab/>7</text:p>
          <text:p text:style-name="P15">3.2<text:tab/>Goals of the Client<text:tab/>7</text:p>
          <text:p text:style-name="P15">3.3<text:tab/>Goals of the Project<text:tab/>7</text:p>
          <text:p text:style-name="P15">3.4<text:tab/>Quitting (Termination) Criteria of the Project<text:tab/>7</text:p>
          <text:p text:style-name="P15">3.5<text:tab/>Ending Criteria of the Project<text:tab/>7</text:p>
          <text:p text:style-name="P30">4.<text:tab/>Project management<text:tab/>8</text:p>
          <text:p text:style-name="P15">4.1<text:tab/>Methods and Tools<text:tab/>8</text:p>
          <text:p text:style-name="P15">4.2<text:tab/>Monitoring and guidance<text:tab/>8</text:p>
          <text:p text:style-name="P15">4.3<text:tab/>Learning and Study plan<text:tab/>8</text:p>
          <text:p text:style-name="P30">5.<text:tab/>Project iterations and Timing<text:tab/>9</text:p>
          <text:p text:style-name="P15">5.1<text:tab/>Iterations<text:tab/>9</text:p>
          <text:p text:style-name="P16">5.1.1<text:tab/>First iteration<text:tab/>9</text:p>
          <text:p text:style-name="P16">5.1.2<text:tab/>Second iteration<text:tab/>9</text:p>
          <text:p text:style-name="P16">5.1.3<text:tab/>Third iteration<text:tab/>9</text:p>
          <text:p text:style-name="P16">5.1.4<text:tab/>Fourth iteration<text:tab/>10</text:p>
          <text:p text:style-name="P16">5.1.5<text:tab/>Fifth iteration<text:tab/>10</text:p>
          <text:p text:style-name="P15">5.2<text:tab/>Work and Task Estimates<text:tab/>10</text:p>
          <text:p text:style-name="P15">5.3<text:tab/>Deliverables<text:tab/>10</text:p>
          <text:p text:style-name="P30">6.<text:tab/>Risk Management<text:tab/>11</text:p>
          <text:p text:style-name="P15">6.1<text:tab/>Risks<text:tab/>11</text:p>
          <text:p text:style-name="P15">6.2<text:tab/>Risk follow-up<text:tab/>11</text:p>
        </text:index-body>
      </text:table-of-content>
      <text:h text:style-name="P36" text:outline-level="1">Johdanto</text:h>
      <text:p text:style-name="P21">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text:p>
      <text:p text:style-name="P23">(kopioitu)</text:p>
      <text:p text:style-name="P23"/>
      <text:h text:style-name="P38" text:outline-level="2">Tarkoitus ja laajuus</text:h>
      <text:p text:style-name="P21">M<text:span text:style-name="T7">eaning of this document and the product itself.</text:span></text:p>
      <text:p text:style-name="P23"/>
      <text:p text:style-name="P21">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tketaan scopesta <text:span text:style-name="T7">LISÄÄ!!!</text:span>)</text:p>
      <text:h text:style-name="P38" text:outline-level="2">Tuote ja ympäristö</text:h>
      <text:p text:style-name="P23">Product name, purpose, goals and the environment in general.</text:p>
      <text:p text:style-name="P21">Tuotteen nimenä käytetään työvaiheessa asiakkaan tarjoamaa projektinimeä ”Henkilöstön osaamisen hallinnan työkalu”. Jatkossa projektinimeen viitataan lyhenteellä HOHT. Tuotteelle tullaan keksimään lopullinen nimi myöhemmässä vaiheessa.</text:p>
      <text:p text:style-name="P21"/>
      <text:p text:style-name="P21">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9">Asiakas on voimakkaasti kasvava ohjelmistoalan yritys, jonka liiketoiminta perustuu henkilöstön osaamiseen. Tämän vuoksi tarve tuotteelle on suuri.</text:span></text:p>
      <text:p text:style-name="P21"/>
      <text:p text:style-name="P21">Projektin tavoitteena on toimittaa asiakkaalle vaatimusten mukainen työkalu projektityökurssin asettamien aikarajojen ja muiden vaatimusten puitteissa. Tärkein tavoite on, että työkalu palvelee tarkoitustaan.</text:p>
      <text:p text:style-name="P21"/>
      <text:p text:style-name="P21">Tuote toteutetaan websovelluksena asiakasorganisaation sisäiseen käyttöön.</text:p>
      <text:h text:style-name="P38" text:outline-level="2">Määrittelyt ja lyhenteet</text:h>
      <text:p text:style-name="P21">Definitions, acronyms, abbreviations used in this document. Use “special” effects to distinct different matters, for example like this..</text:p>
      <text:list xml:id="list15314770541" text:style-name="L1">
        <text:list-item>
          <text:p text:style-name="P43">Bold text is used in the menus</text:p>
        </text:list-item>
        <text:list-item>
          <text:p text:style-name="P44">Italic text is used in the buttons and in the user inputs</text:p>
        </text:list-item>
        <text:list-item>
          <text:p text:style-name="P45">CAPITAL LETTERS ARE USED IN THE FILE NAMES</text:p>
        </text:list-item>
        <text:list-item>
          <text:p text:style-name="P45">[Text in square brackets is reserved for the references]</text:p>
        </text:list-item>
      </text:list>
      <text:p text:style-name="P7">Table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6">Lyhenne</text:p>
            </table:table-cell>
            <table:table-cell table:style-name="Acronyms.B1" office:value-type="string">
              <text:p text:style-name="P6">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19"/>
      <text:p text:style-name="P22"/>
      <text:p text:style-name="P22"/>
      <text:p text:style-name="P22"/>
      <text:h text:style-name="P38" text:outline-level="2"><text:soft-page-break/>Rajoitteet</text:h>
      <text:list xml:id="list1795007165" text:style-name="L2">
        <text:list-item>
          <text:p text:style-name="P46">Client's current system</text:p>
        </text:list-item>
        <text:list-item>
          <text:p text:style-name="P46">Standards</text:p>
        </text:list-item>
        <text:list-item>
          <text:p text:style-name="P46">Other practices set by the client</text:p>
        </text:list-item>
        <text:list-item>
          <text:p text:style-name="P46">Confidentiality</text:p>
        </text:list-item>
        <text:list-item>
          <text:p text:style-name="P46">IPR</text:p>
        </text:list-item>
        <text:list-item>
          <text:p text:style-name="P46">Licensing</text:p>
        </text:list-item>
      </text:list>
      <text:p text:style-name="P23"/>
      <text:p text:style-name="P24">Koska järjestelmä tulee asiakkaan sisäiseen käyttöön, ei nähdä rajoitteita henkilötietolain kannalta. Työkalun käyttämä tietokanta sisältää henkilörekisterin. Asiakkaan velvollisuus on huolehtia henkilörekisterin perusvelvoitteista [1]. <text:span text:style-name="T7">LISÄÄ tietokantaa määriteltäessä </text:span><text:a xlink:type="simple" xlink:href="http://www.cs.tut.fi/~jkorpela/hlorek.html"><text:span text:style-name="T7">http://www.cs.tut.fi/~jkorpela/hlorek.html</text:span></text:a></text:p>
      <text:p text:style-name="P23"/>
      <text:p text:style-name="P24">Asiakasvaatimuksissa määritellään, että työkalua pitää pystyä käyttämään web-ympäristössä. Tämä määrittää hyvin pitkälti sen, mitä ohjelmointikieliä ja teknologioita tuotteen toteuttamisessa voidaan käyttää.</text:p>
      <text:h text:style-name="P38" text:outline-level="2">Viitteet</text:h>
      <text:p text:style-name="P21">E.g.</text:p>
      <text:p text:style-name="P26"><text:span text:style-name="T5">[</text:span><text:span text:style-name="T5">Kerzner, 2013</text:span><text:span text:style-name="T5">]<text:tab/></text:span><text:span text:style-name="T6">Project management</text:span><text:span text:style-name="T5">: a systems approach to planning, scheduling, and controlling, </text:span><text:span text:style-name="T5">Wiley, </text:span><text:span text:style-name="T5">2013</text:span><text:span text:style-name="T5">.</text:span></text:p>
      <text:p text:style-name="P27"/>
      <text:p text:style-name="P27"/>
      <text:p text:style-name="P21"/>
      <text:p text:style-name="P18"/>
      <text:p text:style-name="P21"/>
      <text:p text:style-name="P21"/>
      <text:p text:style-name="P18"/>
      <text:p text:style-name="P21"/>
      <text:h text:style-name="P37" text:outline-level="1">Projektiorganisaatio</text:h>
      <text:h text:style-name="P38" text:outline-level="2">Ryhmän jäsenet</text:h>
      <text:p text:style-name="P21">Person, Contact info, experience, knowledge, interests</text:p>
      <text:h text:style-name="P38" text:outline-level="2">Asiakas</text:h>
      <text:p text:style-name="P21">Asiakas on ohjelmistoalan yritys Gofore Oy. Gofore kuvaa itseään tietoyhteiskunnan palveluarkkitehteinä ja -rakentajina.</text:p>
      <text:h text:style-name="P38" text:outline-level="2">Tampereen teknillinen yliopisto</text:h>
      <text:p text:style-name="P21">Projekti toteutetaan osana TIE-13100 Tietotekniikan projektityö -kurssia.</text:p>
      <text:h text:style-name="P36" text:outline-level="1">Projektin tavoitteet ja päättäminen</text:h>
      <text:h text:style-name="P38" text:outline-level="2">Projektiryhmän tavoitteet</text:h>
      <text:p text:style-name="P21">These can be, for example:</text:p>
      <text:list xml:id="list386708394" text:style-name="L3">
        <text:list-item>
          <text:p text:style-name="P65">Making of a good product</text:p>
        </text:list-item>
        <text:list-item>
          <text:p text:style-name="P65">Staying in schedule</text:p>
        </text:list-item>
        <text:list-item>
          <text:p text:style-name="P65">Customer satisfaction</text:p>
        </text:list-item>
        <text:list-item>
          <text:p text:style-name="P65">Reputation enhancing</text:p>
        </text:list-item>
        <text:list-item>
          <text:p text:style-name="P65">Maximize the fee (and minimize the work).</text:p>
        </text:list-item>
      </text:list>
      <text:p text:style-name="P21"/>
      <text:p text:style-name="P21">Priority of the goals: primary goal, secondary goal, etc.</text:p>
      <text:p text:style-name="P21"/>
      <text:p text:style-name="P23">LISÄÄ muodosta lauseiksi</text:p>
      <text:p text:style-name="P21">-hyväksytty kurssi 1.</text:p>
      <text:p text:style-name="P21">-tehdä hyvä homma goforelle 1.</text:p>
      <text:p text:style-name="P21">-oman osaamisen kehittäminen, kokemuksen kartuttaminen 2.</text:p>
      <text:p text:style-name="P21">-tukea työnhakuun, valmis tuote portfolioon 3.</text:p>
      <text:h text:style-name="P38" text:outline-level="2">Asiakkaan tavoitteet</text:h>
      <text:p text:style-name="P21">Priority of the goals: primary goal, secondary goal, etc. Agreement on what functionalities should the product have. Customer goals can be for example:</text:p>
      <text:list xml:id="list15416346601" text:style-name="L4">
        <text:list-item>
          <text:p text:style-name="P66">product must have functionalities A &amp; B</text:p>
        </text:list-item>
        <text:list-item>
          <text:p text:style-name="P66">functionalities C &amp; D if possible</text:p>
        </text:list-item>
        <text:list-item>
          <text:p text:style-name="P66">product must be on the market for the christmas</text:p>
        </text:list-item>
        <text:list-item>
          <text:p text:style-name="P69">quality of the product must be the best in the market</text:p>
        </text:list-item>
      </text:list>
      <text:p text:style-name="P25"/>
      <text:p text:style-name="P25">-hyvin toteutettu henkilötietokanta</text:p>
      <text:p text:style-name="P25">-yhteyksiä tty:lle ja opiskelijoihin</text:p>
      <text:p text:style-name="P25">-lista perusvaatimuksista</text:p>
      <text:h text:style-name="P38" text:outline-level="2">Goals and deliverable of the Project</text:h>
      <text:p text:style-name="P20">Here is a brief summary of customer and project group goals fitted together, priority of goals, agreement of what functionalities should the program have.</text:p>
      <text:p text:style-name="P20"/>
      <text:p text:style-name="P20">-hyvin toteutettu työkalu osaamisen hallintaan</text:p>
      <text:h text:style-name="P38" text:outline-level="2">Projektin hylkäämiskriteerit</text:h>
      <text:p text:style-name="P21">Definition of situations when the project should be terminated, for example:</text:p>
      <text:list xml:id="list8074645631" text:style-name="L5">
        <text:list-item>
          <text:p text:style-name="P67">Customer withdraws</text:p>
        </text:list-item>
        <text:list-item>
          <text:p text:style-name="P67">There is a better or cheaper product on the market already</text:p>
        </text:list-item>
        <text:list-item>
          <text:p text:style-name="P67">Budget or schedule is exceeded by 300%</text:p>
        </text:list-item>
      </text:list>
      <text:p text:style-name="P21"/>
      <text:p text:style-name="P20">Who is able to terminate the project? Project head or customer?</text:p>
      <text:p text:style-name="P20"/>
      <text:p text:style-name="P20">-asiakasyritys vetäytyy projektista</text:p>
      <text:p text:style-name="P20">-projektityöryhmä vetäytyy projektista</text:p>
      <text:p text:style-name="P20">-tuote ei vastaa asiakkaan tarpeita, huomataan myöhäisemmässä vaiheessa</text:p>
      <text:h text:style-name="P38" text:outline-level="2"><text:soft-page-break/>Projektin päättäminen</text:h>
      <text:p text:style-name="P21">It is important to specify when the project ends, for example:</text:p>
      <text:list xml:id="list21408652691" text:style-name="L6">
        <text:list-item>
          <text:p text:style-name="P68">Certain date is reached</text:p>
        </text:list-item>
        <text:list-item>
          <text:p text:style-name="P68">Certain state of readiness is reached</text:p>
        </text:list-item>
        <text:list-item>
          <text:p text:style-name="P68">Certain amount of working hours is reached</text:p>
        </text:list-item>
        <text:list-item>
          <text:p text:style-name="P68">Certain amount of money is used</text:p>
        </text:list-item>
        <text:list-item>
          <text:p text:style-name="P68">Customer starts to use the product</text:p>
        </text:list-item>
        <text:list-item>
          <text:p text:style-name="P68">Product is approved by the customer'sGuarantee period expires</text:p>
        </text:list-item>
      </text:list>
      <text:p text:style-name="P21"/>
      <text:p text:style-name="P20">Who is able to end the project?</text:p>
      <text:p text:style-name="P20"/>
      <text:p text:style-name="P20">-minimivaatimukset täytetty väh. (asiakkaan päätöksestä)</text:p>
      <text:p text:style-name="P20">-kurssin vaatimukset täytetty (tarvittava dokumentaatio, dedikset)</text:p>
      <text:p text:style-name="P20">-tuntimäärä haluttuihin noppiin</text:p>
      <text:p text:style-name="P20"/>
      <text:p text:style-name="P20">Projekti päätetään yhteistyössä asiakkaan kanssa.</text:p>
      <text:h text:style-name="P36" text:outline-level="1">Projektin hallinta</text:h>
      <text:h text:style-name="P38" text:outline-level="2">Tavat ja työkalut</text:h>
      <text:list xml:id="list8480982221" text:style-name="L7">
        <text:list-item>
          <text:p text:style-name="P41">Change management</text:p>
        </text:list-item>
        <text:list-item>
          <text:p text:style-name="P41"/>
        </text:list-item>
        <text:list-item>
          <text:p text:style-name="P41">Tools agreed for collaboration</text:p>
        </text:list-item>
        <text:list-item>
          <text:p text:style-name="P41"/>
        </text:list-item>
        <text:list-item>
          <text:p text:style-name="P41">Version Controlling</text:p>
        </text:list-item>
        <text:list-item>
          <text:p text:style-name="P41"/>
        </text:list-item>
        <text:list-item>
          <text:p text:style-name="P50">Documentation</text:p>
        </text:list-item>
      </text:list>
      <text:p text:style-name="P51">Tehtävien hallintaan käytetään Kanban-menetelmää ja työkaluna käytetään AgileZen ohjelmaa. Dokumentaatio tehdään Libre Office -tekstinkäsittelyllä ja Microsoft Office -tuoteperheen ohjelmia. Versiohallintaan käytetään kahta Git säilöä GitHub-palvelussa. Toista käytetään yleistä dokumentaatiota ja tiedonvälitystä varten ja toinen ohjelmakoodille. Nopea tiedonvälitys ryhmän sisällä toimii Ircin kautta ja työtuntien kirjaus tehdään Irc-botin avulla. Projektilla on myös kurssin asettamien vaatimusten vuoksi julkinen verkkosivu.</text:p>
      <text:p text:style-name="P70"/>
      <text:h text:style-name="P38" text:outline-level="2">Työnseuranta ja -ohjaus</text:h>
      <text:p text:style-name="Text_20_body"><text:span text:style-name="T8">AgileZenin avulla projekti pilkotaan pienempiin kokonaisuuksiin ja niiden sisältämiin työtehtäviin. Työtehtäviä jaetaan eri henkilöille ryhmän sisällä. Samalla muodostetaan automaattisesti dokumentaatio siitä mitä on tehty ja mitä on vielä tekemättä. Ircin kautta ryhmä pystyy kommunikoimaan nopeasti keskenään mahdollisista muutoksista projektin etenemisessä, jolloin muun muassa tehtävien priorisointia voidaan muuttaa.</text:span></text:p>
      <text:p text:style-name="Text_20_body"><text:span text:style-name="T8"/></text:p>
      <text:p text:style-name="Text_20_body"><text:span text:style-name="T8">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ongelmat ja tuntikirjanpidon kuluneelta viikolta. Kurssihenkilökunta tarjoaa myös apua projektinhallintaan tarvittaessa.</text:span></text:p>
      <text:p text:style-name="Text_20_body"><text:span text:style-name="T8"/></text:p>
      <text:p text:style-name="Text_20_body"><text:span text:style-name="T8">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text:span></text:p>
      <text:list xml:id="list15499776291" text:style-name="L8">
        <text:list-item>
          <text:p text:style-name="P42">Within the group</text:p>
        </text:list-item>
        <text:list-item>
          <text:p text:style-name="P42">Outside the group</text:p>
        </text:list-item>
        <text:list-item>
          <text:p text:style-name="P42">Other?</text:p>
        </text:list-item>
      </text:list>
      <text:h text:style-name="P38" text:outline-level="2">Oppimis- ja opetussuunnitelma</text:h>
      <text:p text:style-name="Text_20_body"><text:span text:style-name="T8">Projektin toteuttamiseen on valittu tarkoituksella moderneja tekniikoita ja työkaluja, jotka ovat suurimmalle osalle ryhmästä tuntemattomia. Tavoitteena on nähdä projektin elinkaari asiakasmäärittelystä tuotantoonvientiin saakka ja tutustua ketteriin projektinhallintamenetelmiin. </text:span></text:p>
      <text:p text:style-name="Text_20_body"><text:span text:style-name="T8"/></text:p>
      <text:p text:style-name="Text_20_body"><text:span text:style-name="T8"/></text:p>
      <text:list xml:id="list890556122" text:style-name="L9">
        <text:list-item>
          <text:p text:style-name="P47">Within the group</text:p>
        </text:list-item>
        <text:list-item>
          <text:p text:style-name="P47">Outside the group</text:p>
        </text:list-item>
        <text:list-item>
          <text:p text:style-name="P47"><text:soft-page-break/>Other?</text:p>
        </text:list-item>
        <text:list-item>
          <text:p text:style-name="P47"/>
        </text:list-item>
      </text:list>
      <text:h text:style-name="P36" text:outline-level="1">Projektin vaiheet ja aikataulu</text:h>
      <text:p text:style-name="P23">In here you should list all the project iterations and people related and deadlines (WHO, WHAT, WHEN)</text:p>
      <text:p text:style-name="P21"/>
      <text:h text:style-name="P38" text:outline-level="2" text:is-list-header="true">Vaiheet</text:h>
      <text:p text:style-name="P21">Project is divided into five iterations. From every iteration the following things are listed:</text:p>
      <text:p text:style-name="P21"/>
      <text:list xml:id="list1960851926" text:style-name="L10">
        <text:list-item>
          <text:p text:style-name="P48">What kind of work the iteration includes – requirement gathering, design, implementation, testing...</text:p>
        </text:list-item>
        <text:list-item>
          <text:p text:style-name="P48">Person in charge of the iteration</text:p>
        </text:list-item>
        <text:list-item>
          <text:p text:style-name="P48">Procedure how the iteration should be done <text:s text:c="82"/></text:p>
        </text:list-item>
        <text:list-item>
          <text:p text:style-name="P48">Deliverables of the iteration (e.g. document X, implemented features).</text:p>
        </text:list-item>
      </text:list>
      <text:p text:style-name="P21"/>
      <text:p text:style-name="P21">Table <text:sequence-ref text:reference-format="value" text:ref-name="ref0">Virhe: Viitteen lähdettä ei löydy</text:sequence-ref>contains the deadlines for the project.</text:p>
      <text:p text:style-name="P8">Table <text:sequence text:ref-name="refTable1" text:name="Table" text:formula="ooow:Table+1" style:num-format="1">5.1</text:sequence> Deadlines</text:p>
      <table:table table:name="Table3" table:style-name="Table3">
        <table:table-column table:style-name="Table3.A"/>
        <table:table-column table:style-name="Table3.B"/>
        <table:table-row>
          <table:table-cell table:style-name="Table3.A1" office:value-type="string">
            <text:p text:style-name="P5">9.9.-13.10.</text:p>
          </table:table-cell>
          <table:table-cell table:style-name="Table3.B1" office:value-type="string">
            <text:p text:style-name="P33">Sprint 1<text:span text:style-name="T4"> Vaatimusten kerääminen ja ensimmäinen prototyyppi</text:span></text:p>
          </table:table-cell>
        </table:table-row>
        <table:table-row>
          <table:table-cell table:style-name="Table3.A2" office:value-type="string">
            <text:p text:style-name="P5">27.9.</text:p>
          </table:table-cell>
          <table:table-cell table:style-name="Table3.B3" office:value-type="string">
            <text:p text:style-name="P3">Projektisuunnitelman ensimmäinen versio</text:p>
          </table:table-cell>
        </table:table-row>
        <table:table-row>
          <table:table-cell table:style-name="Table3.A2" office:value-type="string">
            <text:p text:style-name="P5">30.9.-6.10.</text:p>
          </table:table-cell>
          <table:table-cell table:style-name="Table3.B3" office:value-type="string">
            <text:p text:style-name="P3">Assistentti osallistuu viikkopalaveriin</text:p>
          </table:table-cell>
        </table:table-row>
        <table:table-row>
          <table:table-cell table:style-name="Table3.A2" office:value-type="string">
            <text:p text:style-name="P3">11.10.</text:p>
          </table:table-cell>
          <table:table-cell table:style-name="Table3.B4"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5" office:value-type="string">
            <text:p text:style-name="P33">Sprint 2<text:span text:style-name="T4"> ensimmäisten ominaisuuksien implementointi</text:span></text:p>
          </table:table-cell>
        </table:table-row>
        <table:table-row>
          <table:table-cell table:style-name="Table3.A2" office:value-type="string">
            <text:p text:style-name="P3">21.10.-27.10.</text:p>
          </table:table-cell>
          <table:table-cell table:style-name="Table3.B6" office:value-type="string">
            <text:p text:style-name="P3">Projektisuunnitelman tarkistus</text:p>
          </table:table-cell>
        </table:table-row>
        <table:table-row>
          <table:table-cell table:style-name="Table3.A2" office:value-type="string">
            <text:p text:style-name="P3">28.10.-4.11.</text:p>
          </table:table-cell>
          <table:table-cell table:style-name="Table3.B7" office:value-type="string">
            <text:p text:style-name="P3">Asiantuntijat osallistuvat viikkopalaveriin</text:p>
          </table:table-cell>
        </table:table-row>
        <table:table-row>
          <table:table-cell table:style-name="Table3.A2" office:value-type="string">
            <text:p text:style-name="P3">5.11.</text:p>
          </table:table-cell>
          <table:table-cell table:style-name="Table3.B8" office:value-type="string">
            <text:p text:style-name="P3">Projektin välinäyttö ja päivitetyn projektisuunnitelman takaraja</text:p>
          </table:table-cell>
        </table:table-row>
        <table:table-row>
          <table:table-cell table:style-name="Table3.A2" office:value-type="string">
            <text:p text:style-name="P3">11.11.-8.12.</text:p>
          </table:table-cell>
          <table:table-cell table:style-name="Table3.B9" office:value-type="string">
            <text:p text:style-name="P33">Sprint 3<text:span text:style-name="T4"> Implementointi ja määritysten täydentäminen</text:span></text:p>
          </table:table-cell>
        </table:table-row>
        <table:table-row>
          <table:table-cell table:style-name="Table3.A2" office:value-type="string">
            <text:p text:style-name="P3">11.11.-24.11.</text:p>
          </table:table-cell>
          <table:table-cell table:style-name="Table3.B10" office:value-type="string">
            <text:p text:style-name="P3">Koodinkatselmointi</text:p>
          </table:table-cell>
        </table:table-row>
        <table:table-row>
          <table:table-cell table:style-name="Table3.A2" office:value-type="string">
            <text:p text:style-name="P3">19.11.</text:p>
          </table:table-cell>
          <table:table-cell table:style-name="Table3.B11" office:value-type="string">
            <text:p text:style-name="P3">Vertaisarvioinnin takaraja</text:p>
          </table:table-cell>
        </table:table-row>
        <table:table-row>
          <table:table-cell table:style-name="Table3.A2" office:value-type="string">
            <text:p text:style-name="P3">29.11.</text:p>
          </table:table-cell>
          <table:table-cell table:style-name="Table3.B12" office:value-type="string">
            <text:p text:style-name="P3">Vaatimusmäärittelyn päivitys</text:p>
          </table:table-cell>
        </table:table-row>
        <table:table-row>
          <table:table-cell table:style-name="Table3.A2" office:value-type="string">
            <text:p text:style-name="P3">9.12.2013-26.1.2014</text:p>
          </table:table-cell>
          <table:table-cell table:style-name="Table3.B19" office:value-type="string">
            <text:p text:style-name="P33">Sprint 4<text:span text:style-name="T4"> lopullinen implementointi ja testaus</text:span></text:p>
          </table:table-cell>
        </table:table-row>
        <table:table-row>
          <table:table-cell table:style-name="Table3.A2" office:value-type="string">
            <text:p text:style-name="P3">7.1.-12.1.</text:p>
          </table:table-cell>
          <table:table-cell table:style-name="Table3.B19" office:value-type="string">
            <text:p text:style-name="P3">Assistentti osallistuu viikkopalaveriin</text:p>
          </table:table-cell>
        </table:table-row>
        <table:table-row>
          <table:table-cell table:style-name="Table3.A2" office:value-type="string">
            <text:p text:style-name="P3">24.1.</text:p>
          </table:table-cell>
          <table:table-cell table:style-name="Table3.B19" office:value-type="string">
            <text:p text:style-name="P3">Tuotteen luovutuksen takaraja</text:p>
          </table:table-cell>
        </table:table-row>
        <table:table-row>
          <table:table-cell table:style-name="Table3.A2" office:value-type="string">
            <text:p text:style-name="P3">27.1.-14.2.2014</text:p>
          </table:table-cell>
          <table:table-cell table:style-name="Table3.B19" office:value-type="string">
            <text:p text:style-name="P33">Sprint 5<text:span text:style-name="T4"> projektin loppuunvienti</text:span></text:p>
          </table:table-cell>
        </table:table-row>
        <table:table-row>
          <table:table-cell table:style-name="Table3.A2" office:value-type="string">
            <text:p text:style-name="P3">31.1.</text:p>
          </table:table-cell>
          <table:table-cell table:style-name="Table3.B19" office:value-type="string">
            <text:p text:style-name="P3">Loppuraportin takaraja</text:p>
          </table:table-cell>
        </table:table-row>
        <table:table-row>
          <table:table-cell table:style-name="Table3.A2" office:value-type="string">
            <text:p text:style-name="P3">27.1.-4.2.</text:p>
          </table:table-cell>
          <table:table-cell table:style-name="Table3.B19" office:value-type="string">
            <text:p text:style-name="P3">Tuotteen esittely</text:p>
          </table:table-cell>
        </table:table-row>
        <table:table-row>
          <table:table-cell table:style-name="Table3.A2" office:value-type="string">
            <text:p text:style-name="P3">7.2.</text:p>
          </table:table-cell>
          <table:table-cell table:style-name="Table3.B19" office:value-type="string">
            <text:p text:style-name="P3">Projektin loppuesitys</text:p>
          </table:table-cell>
        </table:table-row>
        <table:table-row>
          <table:table-cell table:style-name="Table3.A2" office:value-type="string">
            <text:p text:style-name="P3">10.2.-14.2.</text:p>
          </table:table-cell>
          <table:table-cell table:style-name="Table3.B20" office:value-type="string">
            <text:p text:style-name="P3">Lopputapaaminen</text:p>
          </table:table-cell>
        </table:table-row>
      </table:table>
      <text:p text:style-name="P19"/>
      <text:p text:style-name="P21"/>
      <text:h text:style-name="P38" text:outline-level="2"><text:soft-page-break/>Sprint 1</text:h>
      <text:list xml:id="list1600445864" text:style-name="L11">
        <text:list-item>
          <text:p text:style-name="P49">What is done</text:p>
        </text:list-item>
        <text:list-item>
          <text:p text:style-name="P52">Who does what</text:p>
        </text:list-item>
        <text:list-item>
          <text:p text:style-name="P49">Procedures</text:p>
        </text:list-item>
        <text:list-item>
          <text:p text:style-name="P49">Work estimation</text:p>
        </text:list-item>
        <text:list-item>
          <text:p text:style-name="P49">Deliverables</text:p>
        </text:list-item>
      </text:list>
      <text:p text:style-name="P28"/>
      <text:h text:style-name="P38" text:outline-level="2">Sprint 2</text:h>
      <text:list xml:id="list266342116" text:continue-numbering="true" text:style-name="L11">
        <text:list-item>
          <text:p text:style-name="P49">What is done</text:p>
        </text:list-item>
        <text:list-item>
          <text:p text:style-name="P52">Who does what</text:p>
        </text:list-item>
        <text:list-item>
          <text:p text:style-name="P49">Procedures</text:p>
        </text:list-item>
        <text:list-item>
          <text:p text:style-name="P49">Work estimation</text:p>
        </text:list-item>
        <text:list-item>
          <text:p text:style-name="P49">Deliverables</text:p>
        </text:list-item>
      </text:list>
      <text:h text:style-name="P38" text:outline-level="2">Sprint 3</text:h>
      <text:list xml:id="list1394585490" text:continue-numbering="true" text:style-name="L11">
        <text:list-item>
          <text:p text:style-name="P49">What is done</text:p>
        </text:list-item>
        <text:list-item>
          <text:p text:style-name="P52">Who does what</text:p>
        </text:list-item>
        <text:list-item>
          <text:p text:style-name="P49">Procedures</text:p>
        </text:list-item>
        <text:list-item>
          <text:p text:style-name="P49">Work estimation</text:p>
        </text:list-item>
        <text:list-item>
          <text:p text:style-name="P49">Deliverables</text:p>
        </text:list-item>
      </text:list>
      <text:h text:style-name="P38" text:outline-level="2">Sprint 4</text:h>
      <text:list xml:id="list1698927125" text:continue-numbering="true" text:style-name="L11">
        <text:list-item>
          <text:p text:style-name="P49">What is done</text:p>
        </text:list-item>
        <text:list-item>
          <text:p text:style-name="P52">Who does what</text:p>
        </text:list-item>
        <text:list-item>
          <text:p text:style-name="P49">Procedures</text:p>
        </text:list-item>
        <text:list-item>
          <text:p text:style-name="P49">Work estimation</text:p>
        </text:list-item>
        <text:list-item>
          <text:p text:style-name="P49">Deliverables</text:p>
        </text:list-item>
      </text:list>
      <text:h text:style-name="P38" text:outline-level="2">Sprint 5</text:h>
      <text:list xml:id="list2058561268" text:continue-numbering="true" text:style-name="L11">
        <text:list-item>
          <text:p text:style-name="P49">What is done</text:p>
        </text:list-item>
        <text:list-item>
          <text:p text:style-name="P52">Who does what</text:p>
        </text:list-item>
        <text:list-item>
          <text:p text:style-name="P49">Procedures</text:p>
        </text:list-item>
        <text:list-item>
          <text:p text:style-name="P49">Work estimation</text:p>
        </text:list-item>
        <text:list-item>
          <text:p text:style-name="P53">Deliverables</text:p>
        </text:list-item>
      </text:list>
      <text:h text:style-name="P36" text:outline-level="1">Riskien hallinta</text:h>
      <text:p text:style-name="P54">Very important part of the project plan. Most common risks are usually related to project personnel, customer or to hardware/software.</text:p>
      <text:p text:style-name="P54"/>
      <text:p text:style-name="P54">Risks should be classified from 1 to 5 (scale should be specified carefully: is 1 the most hazardous or harmless risk)</text:p>
      <text:p text:style-name="P54"/>
      <text:p text:style-name="P54">All the possible risks in the project are concidered here:</text:p>
      <text:list xml:id="list182051197" text:style-name="L12">
        <text:list-item>
          <text:p text:style-name="P55">possible reason</text:p>
        </text:list-item>
      </text:list>
      <text:list xml:id="list882576241" text:style-name="L13">
        <text:list-item>
          <text:p text:style-name="P56">severity and probability == seriousness</text:p>
        </text:list-item>
      </text:list>
      <text:list xml:id="list1886593746" text:style-name="L14">
        <text:list-item>
          <text:p text:style-name="P57">procedures how the risk can be avoided</text:p>
        </text:list-item>
      </text:list>
      <text:list xml:id="list2066025167" text:style-name="L15">
        <text:list-item>
          <text:p text:style-name="P58">procedures how the risk can be prevented</text:p>
        </text:list-item>
      </text:list>
      <text:list xml:id="list870264230" text:style-name="L16">
        <text:list-item>
          <text:p text:style-name="P59">how can we recover from risks materialized</text:p>
        </text:list-item>
      </text:list>
      <text:p text:style-name="P54"/>
      <text:p text:style-name="P54"/>
      <text:p text:style-name="P54">Risks worth concidering:</text:p>
      <text:list xml:id="list912809970" text:style-name="L17">
        <text:list-item>
          <text:p text:style-name="P60">client</text:p>
        </text:list-item>
      </text:list>
      <text:list xml:id="list718542759" text:style-name="L18">
        <text:list-item>
          <text:p text:style-name="P61">hardware/software</text:p>
        </text:list-item>
      </text:list>
      <text:list xml:id="list1845682873" text:style-name="L19">
        <text:list-item>
          <text:p text:style-name="P62">environment</text:p>
        </text:list-item>
      </text:list>
      <text:list xml:id="list1574641417" text:style-name="L20">
        <text:list-item>
          <text:p text:style-name="P63">accidents, cases of illness</text:p>
        </text:list-item>
      </text:list>
      <text:list xml:id="list1602796745" text:style-name="L21">
        <text:list-item>
          <text:p text:style-name="P64">"sudden lack of motivation among some of the project members"</text:p>
        </text:list-item>
        <text:list-item>
          <text:p text:style-name="P64">student group size changes</text:p>
        </text:list-item>
      </text:list>
      <text:p text:style-name="P21"/>
      <text:p text:style-name="P21">Jaotellaan riskit kolmeen kategoriaan: henkilöstöön (H), asiakkaaseen (A) ja työkaluihin (T) liittyvät riskit. Vaikeus ja todennäköisyys ovat asteikolla 1-5 ja prioriteetti on niiden tulo.</text:p>
      <text:h text:style-name="P38" text:outline-level="2">Riskit</text:h>
      <table:table table:name="Taulukko1" table:style-name="Taulukko1">
        <table:table-column table:style-name="Taulukko1.A" table:number-columns-repeated="5"/>
        <table:table-row>
          <table:table-cell table:style-name="Taulukko1.A1" office:value-type="string">
            <text:p text:style-name="P34">Nimi</text:p>
          </table:table-cell>
          <table:table-cell table:style-name="Taulukko1.A1" office:value-type="string">
            <text:p text:style-name="P34">Kuvaus</text:p>
          </table:table-cell>
          <table:table-cell table:style-name="Taulukko1.A1" office:value-type="string">
            <text:p text:style-name="P34">Vaikeus</text:p>
          </table:table-cell>
          <table:table-cell table:style-name="Taulukko1.A1" office:value-type="string">
            <text:p text:style-name="P34">Todennäköisyys</text:p>
          </table:table-cell>
          <table:table-cell table:style-name="Taulukko1.E1" office:value-type="string">
            <text:p text:style-name="P34">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 </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
      <text:p text:style-name="P21"/>
      <text:p text:style-name="P29"><text:soft-page-break/></text:p>
      <text:h text:style-name="P38" text:outline-level="2">Riskien ratkaiseminen</text:h>
      <text:p text:style-name="P21">.</text:p>
      <text:p text:style-name="P21">Riski: H1</text:p>
      <text:p text:style-name="P21">Prioriteetti: 2</text:p>
      <text:p text:style-name="P21">Ratkaisu: Yhden jäsenen poistuminen ei ole kriittistä projektin jatkumisen kannalta. Työmäärä jakautuu muiden jäsenten kesken.</text:p>
      <text:p text:style-name="P21"/>
      <text:p text:style-name="P21">Riski: A1</text:p>
      <text:p text:style-name="P21">Prioriteetti: 5</text:p>
      <text:p text:style-name="P21">Ratkaisu: Projekti keskeytetään asiakkaan kanssa ja mahdollisesti viedään loppuun kurssin henkilökunnan toimiessa asiakasroolissa.</text:p>
      <text:p text:style-name="P21"/>
      <text:p text:style-name="P21">Riski: T1</text:p>
      <text:p text:style-name="P21">Prioriteetti: 3</text:p>
      <text:p text:style-name="P21">Ratkaisu: AgileZenin käyttöön kuluu enemmän aikaa, mutta riski ei ole kriittinen projektin jatkumisen kannal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6pt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6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6pt solid #000000" fo:border-bottom="none"/>
    </style:style>
    <style:style style:name="Table_20_Contents" style:display-name="Table Contents" style:family="paragraph" style:parent-style-name="Text_20_body" style:class="extra">
      <style:paragraph-properties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left="1.61cm" fo:margin-right="0cm" fo:margin-top="0cm" fo:margin-bottom="0cm" fo:text-indent="0cm" style:auto-text-indent="false" fo:padding="0.049cm" fo:border-left="none" fo:border-right="none" fo:border-top="none" fo:border-bottom="0.06pt solid #000000"/>
    </style:style>
    <style:style style:name="Frame_20_contents" style:display-name="Frame contents" style:family="paragraph" style:parent-style-name="Text_20_body" style:class="extra" style:master-page-name="">
      <style:paragraph-properties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6pt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time-style style:name="N5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1" text:name="versionDocument"/>
        </text:user-field-decls>
        <text:p text:style-name="MP1"><text:user-field-get text:name="nameproject">Henkilöstön osaamisen hallinan työkalu</text:user-field-get><text:tab/><text:user-field-get text:name="typeDocument">Projektisuunnitelma</text:user-field-get><text:tab/>Versio <text:user-field-get text:name="versionDocument">0.1</text:user-field-get></text:p>
      </style:header>
      <style:footer>
        <text:p text:style-name="MP2"><text:time style:data-style-name="N5040" text:time-value="2013-09-23T14:03:05">14:01</text:time><text:tab/><text:tab/><text:page-number text:select-page="current">11</text:page-number>/<text:page-count style:num-format="1">14</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Project Plan</dc:title>
    <meta:initial-creator>Jordan Tate</meta:initial-creator>
    <meta:creation-date>2000-08-04T10:11:00</meta:creation-date>
    <dc:date>2013-09-23T14:03:05</dc:date>
    <meta:print-date>2013-09-10T13:57:20.81</meta:print-date>
    <dc:language>en-US</dc:language>
    <meta:editing-cycles>163</meta:editing-cycles>
    <meta:editing-duration>P1DT15H5M20S</meta:editing-duration>
    <dc:creator>Oskari Ruutiainen</dc:creator>
    <meta:document-statistic meta:table-count="4" meta:image-count="0" meta:object-count="0" meta:page-count="14" meta:paragraph-count="289" meta:word-count="1696" meta:character-count="12518" meta:non-whitespace-character-count="12517"/>
    <meta:user-defined meta:name="Info 1"/>
    <meta:user-defined meta:name="Info 2"/>
    <meta:user-defined meta:name="Info 3"/>
    <meta:user-defined meta:name="Info 4"/>
  </office:meta>
</office:document-meta>
</file>